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a2f4" officeooo:paragraph-rsid="0008a2f4"/>
    </style:style>
    <style:style style:name="P2" style:family="paragraph" style:parent-style-name="Standard">
      <style:text-properties officeooo:rsid="000a731d" officeooo:paragraph-rsid="000a731d"/>
    </style:style>
    <style:style style:name="P3" style:family="paragraph" style:parent-style-name="Standard">
      <style:text-properties officeooo:rsid="000bc8a6" officeooo:paragraph-rsid="000bc8a6"/>
    </style:style>
    <style:style style:name="P4" style:family="paragraph" style:parent-style-name="Standard">
      <style:text-properties officeooo:rsid="000d0fef" officeooo:paragraph-rsid="000d0fef"/>
    </style:style>
    <style:style style:name="P5" style:family="paragraph" style:parent-style-name="Standard">
      <style:text-properties officeooo:rsid="000e9d90" officeooo:paragraph-rsid="000e9d90"/>
    </style:style>
    <style:style style:name="P6" style:family="paragraph" style:parent-style-name="Standard">
      <style:text-properties officeooo:rsid="000fcee9" officeooo:paragraph-rsid="000fcee9"/>
    </style:style>
    <style:style style:name="P7" style:family="paragraph" style:parent-style-name="Standard">
      <style:text-properties officeooo:rsid="0011ecd6" officeooo:paragraph-rsid="0011ecd6"/>
    </style:style>
    <style:style style:name="P8" style:family="paragraph" style:parent-style-name="Standard">
      <style:text-properties officeooo:rsid="001d20f0" officeooo:paragraph-rsid="001d20f0"/>
    </style:style>
    <style:style style:name="T1" style:family="text">
      <style:text-properties officeooo:rsid="000a731d"/>
    </style:style>
    <style:style style:name="T2" style:family="text">
      <style:text-properties officeooo:rsid="000a8c32"/>
    </style:style>
    <style:style style:name="T3" style:family="text">
      <style:text-properties officeooo:rsid="000bc8a6"/>
    </style:style>
    <style:style style:name="T4" style:family="text">
      <style:text-properties officeooo:rsid="000d0fef"/>
    </style:style>
    <style:style style:name="T5" style:family="text">
      <style:text-properties officeooo:rsid="000dee76"/>
    </style:style>
    <style:style style:name="T6" style:family="text">
      <style:text-properties officeooo:rsid="00102023"/>
    </style:style>
    <style:style style:name="T7" style:family="text">
      <style:text-properties officeooo:rsid="00112339"/>
    </style:style>
    <style:style style:name="T8" style:family="text">
      <style:text-properties officeooo:rsid="00135729"/>
    </style:style>
    <style:style style:name="T9" style:family="text">
      <style:text-properties officeooo:rsid="001511bf"/>
    </style:style>
    <style:style style:name="T10" style:family="text">
      <style:text-properties officeooo:rsid="001c205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ceny – test w JS</text:p>
      <text:p text:style-name="P1">1. Jakub Grzęda<text:tab/><text:span text:style-name="T8">4</text:span></text:p>
      <text:p text:style-name="P1">2. <text:span text:style-name="T8">Przygodzki</text:span><text:tab/><text:tab/>5</text:p>
      <text:p text:style-name="P1">3. <text:span text:style-name="T8">Kuszewski</text:span><text:tab/><text:tab/><text:span text:style-name="T8">4</text:span></text:p>
      <text:p text:style-name="P1">4. <text:span text:style-name="T1">D. Ziętek<text:tab/><text:tab/>4</text:span></text:p>
      <text:p text:style-name="P2">5. H. Gozdek<text:tab/><text:tab/><text:span text:style-name="T9">4-</text:span></text:p>
      <text:p text:style-name="P3">6. Olan<text:tab/><text:tab/><text:tab/><text:span text:style-name="T4">4+</text:span></text:p>
      <text:p text:style-name="P4">7. <text:span text:style-name="T5">Zatorski<text:tab/><text:tab/>4+</text:span></text:p>
      <text:p text:style-name="P5">8. <text:span text:style-name="T6">M. Krupa<text:tab/><text:tab/>4-</text:span></text:p>
      <text:p text:style-name="P6">9. <text:span text:style-name="T7">G. Miernik<text:tab/><text:tab/>4-</text:span></text:p>
      <text:p text:style-name="P7">10 M. Dąbrowa<text:tab/>4<text:span text:style-name="T10">+</text:span></text:p>
      <text:p text:style-name="P8">11 Trzeciak J<text:tab/><text:tab/></text:p>
      <text:p text:style-name="P8">12 Stępień I<text:tab/><text:tab/></text:p>
      <text:p text:style-name="P8">13 Lisowski<text:tab/><text:tab/>1</text:p>
      <text:p text:style-name="P8">14 Biegaj M<text:tab/><text:tab/></text:p>
      <text:p text:style-name="P8">15 Banaś A<text:tab/><text:tab/></text:p>
      <text:p text:style-name="P8">16 Gołębiewski<text:tab/></text:p>
      <text:p text:style-name="P8">17 Dobiasz<text:tab/><text:tab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6T22:18:11.951862888</meta:creation-date>
    <meta:generator>LibreOffice/6.0.3.2$Linux_X86_64 LibreOffice_project/00m0$Build-2</meta:generator>
    <dc:date>2019-01-07T12:13:11.059678622</dc:date>
    <meta:editing-duration>PT1H8M25S</meta:editing-duration>
    <meta:editing-cycles>19</meta:editing-cycles>
    <meta:document-statistic meta:table-count="0" meta:image-count="0" meta:object-count="0" meta:page-count="1" meta:paragraph-count="18" meta:word-count="59" meta:character-count="266" meta:non-whitespace-character-count="203"/>
  </office:meta>
</office:document-meta>
</file>